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cm" fo:margin-bottom="0.499cm" style:contextual-spacing="false" style:writing-mode="lr-tb"/>
    </style:style>
    <style:style style:name="P3" style:family="paragraph" style:parent-style-name="Preformatted_20_Text" style:list-style-name="L2"/>
    <style:style style:name="P4" style:family="paragraph" style:parent-style-name="Preformatted_20_Text" style:list-style-name="L2">
      <style:paragraph-properties fo:margin-top="0cm" fo:margin-bottom="0.499cm" style:contextual-spacing="false" style:writing-mode="lr-tb"/>
    </style:style>
    <style:style style:name="P5" style:family="paragraph" style:parent-style-name="Preformatted_20_Text" style:list-style-name="L3"/>
    <style:style style:name="P6" style:family="paragraph" style:parent-style-name="Preformatted_20_Text" style:list-style-name="L3">
      <style:paragraph-properties fo:margin-top="0cm" fo:margin-bottom="0.499cm" style:contextual-spacing="false" style:writing-mode="lr-tb"/>
    </style:style>
    <style:style style:name="P7" style:family="paragraph" style:parent-style-name="Preformatted_20_Text" style:list-style-name="L4"/>
    <style:style style:name="P8" style:family="paragraph" style:parent-style-name="Preformatted_20_Text" style:list-style-name="L4">
      <style:paragraph-properties fo:margin-top="0cm" fo:margin-bottom="0.499cm" style:contextual-spacing="false" style:writing-mode="lr-tb"/>
    </style:style>
    <style:style style:name="P9" style:family="paragraph" style:parent-style-name="Standard">
      <style:text-properties officeooo:rsid="0000c152" officeooo:paragraph-rsid="0000c152"/>
    </style:style>
    <style:style style:name="P10" style:family="paragraph" style:parent-style-name="Text_20_body" style:list-style-name="L1"/>
    <style:style style:name="P11" style:family="paragraph" style:parent-style-name="Text_20_body" style:list-style-name="L1">
      <style:paragraph-properties fo:margin-top="0cm" fo:margin-bottom="0cm" style:contextual-spacing="false"/>
    </style:style>
    <style:style style:name="P12" style:family="paragraph" style:parent-style-name="Text_20_body" style:list-style-name="L2"/>
    <style:style style:name="P13" style:family="paragraph" style:parent-style-name="Text_20_body" style:list-style-name="L3"/>
    <style:style style:name="P14" style:family="paragraph" style:parent-style-name="Text_20_body" style:list-style-name="L4"/>
    <style:style style:name="P15" style:family="paragraph" style:parent-style-name="Text_20_body">
      <style:text-properties officeooo:rsid="0000c152" officeooo:paragraph-rsid="0000c15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Docker installation : </text:p>
      <text:p text:style-name="P9"/>
      <text:p text:style-name="P9"/>
      <text:p text:style-name="P15">You’re running <text:span text:style-name="Strong_20_Emphasis">Ubuntu 22.04.5 LTS</text:span> (code-named "Jammy"), and you want to install Docker on it. Here's a step-by-step guide to install Docker on your system.</text:p>
      <text:p text:style-name="Horizontal_20_Line"/>
      <text:h text:style-name="Heading_20_3" text:outline-level="3"><text:span text:style-name="Strong_20_Emphasis">Step 1: Update Your System</text:span></text:h>
      <text:p text:style-name="Text_20_body">Start by ensuring your system’s package list and installed packages are up-to-date:</text:p>
      <text:p text:style-name="Preformatted_20_Text">bash</text:p>
      <text:p text:style-name="Preformatted_20_Text">Copy code</text:p>
      <text:p text:style-name="P1"><text:span text:style-name="Source_20_Text">sudo apt update</text:span></text:p>
      <text:p text:style-name="P2"><text:span text:style-name="Source_20_Text">sudo apt upgrade -y</text:span></text:p>
      <text:p text:style-name="Horizontal_20_Line"/>
      <text:h text:style-name="Heading_20_3" text:outline-level="3"><text:span text:style-name="Strong_20_Emphasis">Step 2: Install Required Dependencies</text:span></text:h>
      <text:p text:style-name="Text_20_body">Install the packages needed for Docker's installation:</text:p>
      <text:p text:style-name="Preformatted_20_Text">bash</text:p>
      <text:p text:style-name="Preformatted_20_Text">Copy code</text:p>
      <text:p text:style-name="P2"><text:span text:style-name="Source_20_Text">sudo apt install apt-transport-https ca-certificates curl software-properties-common -y</text:span></text:p>
      <text:p text:style-name="Horizontal_20_Line"/>
      <text:h text:style-name="Heading_20_3" text:outline-level="3"><text:span text:style-name="Strong_20_Emphasis">Step 3: Add Docker's Official GPG Key</text:span></text:h>
      <text:p text:style-name="Text_20_body">Docker provides a GPG key to verify the integrity of the packages. Add the key with:</text:p>
      <text:p text:style-name="Preformatted_20_Text">bash</text:p>
      <text:p text:style-name="Preformatted_20_Text">Copy code</text:p>
      <text:p text:style-name="P2"><text:span text:style-name="Source_20_Text">curl -fsSL https://download.docker.com/linux/ubuntu/gpg | sudo gpg --dearmor -o /usr/share/keyrings/docker-archive-keyring.gpg</text:span></text:p>
      <text:p text:style-name="Horizontal_20_Line"/>
      <text:h text:style-name="Heading_20_3" text:outline-level="3"><text:span text:style-name="Strong_20_Emphasis">Step 4: Add Docker’s Official Repository</text:span></text:h>
      <text:p text:style-name="Text_20_body">Next, add Docker's official repository to your system's list of sources:</text:p>
      <text:p text:style-name="Preformatted_20_Text">bash</text:p>
      <text:p text:style-name="Preformatted_20_Text">Copy code</text:p>
      <text:p text:style-name="P2"><text:span text:style-name="Source_20_Text">echo "deb [arch=amd64 signed-by=/usr/share/keyrings/docker-archive-keyring.gpg] https://download.docker.com/linux/ubuntu $(lsb_release -cs) stable" | sudo tee /etc/apt/sources.list.d/docker.list &gt; /dev/null</text:span></text:p>
      <text:p text:style-name="Text_20_body">This will add Docker’s stable repository to your list of apt sources.</text:p>
      <text:p text:style-name="Horizontal_20_Line"/>
      <text:h text:style-name="Heading_20_3" text:outline-level="3"><text:span text:style-name="Strong_20_Emphasis">Step 5: Update the Package Index</text:span></text:h>
      <text:p text:style-name="Text_20_body">After adding Docker’s repository, update your apt package list again:</text:p>
      <text:p text:style-name="Preformatted_20_Text"><text:soft-page-break/>bash</text:p>
      <text:p text:style-name="Preformatted_20_Text">Copy code</text:p>
      <text:p text:style-name="P2"><text:span text:style-name="Source_20_Text">sudo apt update</text:span></text:p>
      <text:p text:style-name="Horizontal_20_Line"/>
      <text:h text:style-name="Heading_20_3" text:outline-level="3"><text:span text:style-name="Strong_20_Emphasis">Step 6: Install Docker Engine</text:span></text:h>
      <text:p text:style-name="Text_20_body">Now, you can install Docker. Run the following command to install Docker Engine, the CLI tools, and the containerd runtime:</text:p>
      <text:p text:style-name="Preformatted_20_Text">bash</text:p>
      <text:p text:style-name="Preformatted_20_Text">Copy code</text:p>
      <text:p text:style-name="P2"><text:span text:style-name="Source_20_Text">sudo apt install docker-ce docker-ce-cli containerd.io -y</text:span></text:p>
      <text:list xml:id="list2531554660" text:style-name="L1">
        <text:list-item>
          <text:p text:style-name="P11"><text:span text:style-name="Source_20_Text">docker-ce</text:span>: Docker Community Edition</text:p>
        </text:list-item>
        <text:list-item>
          <text:p text:style-name="P11"><text:span text:style-name="Source_20_Text">docker-ce-cli</text:span>: The command-line interface for Docker</text:p>
        </text:list-item>
        <text:list-item>
          <text:p text:style-name="P10"><text:span text:style-name="Source_20_Text">containerd.io</text:span>: A container runtime used by Docker</text:p>
        </text:list-item>
      </text:list>
      <text:p text:style-name="Horizontal_20_Line"/>
      <text:h text:style-name="Heading_20_3" text:outline-level="3"><text:span text:style-name="Strong_20_Emphasis">Step 7: Start and Enable Docker</text:span></text:h>
      <text:p text:style-name="Text_20_body">Once Docker is installed, you can start the Docker service and ensure it starts on boot:</text:p>
      <text:p text:style-name="Preformatted_20_Text">bash</text:p>
      <text:p text:style-name="Preformatted_20_Text">Copy code</text:p>
      <text:p text:style-name="P1"><text:span text:style-name="Source_20_Text">sudo systemctl start docker</text:span></text:p>
      <text:p text:style-name="P2"><text:span text:style-name="Source_20_Text">sudo systemctl enable docker</text:span></text:p>
      <text:p text:style-name="Text_20_body">To check if Docker is running, use:</text:p>
      <text:p text:style-name="Preformatted_20_Text">bash</text:p>
      <text:p text:style-name="Preformatted_20_Text">Copy code</text:p>
      <text:p text:style-name="P2"><text:span text:style-name="Source_20_Text">sudo systemctl status docker</text:span></text:p>
      <text:p text:style-name="Horizontal_20_Line"/>
      <text:h text:style-name="Heading_20_3" text:outline-level="3"><text:span text:style-name="Strong_20_Emphasis">Step 8: Verify the Installation</text:span></text:h>
      <text:p text:style-name="Text_20_body">Now, check the version of Docker installed:</text:p>
      <text:p text:style-name="Preformatted_20_Text">bash</text:p>
      <text:p text:style-name="Preformatted_20_Text">Copy code</text:p>
      <text:p text:style-name="P2"><text:span text:style-name="Source_20_Text">docker --version</text:span></text:p>
      <text:p text:style-name="Text_20_body">You should see output like:</text:p>
      <text:p text:style-name="Preformatted_20_Text">Copy code</text:p>
      <text:p text:style-name="P2"><text:span text:style-name="Source_20_Text">Docker version 20.10.12, build e91ed57</text:span></text:p>
      <text:p text:style-name="Text_20_body">Additionally, you can test Docker by running the "Hello World" container:</text:p>
      <text:p text:style-name="Preformatted_20_Text">bash</text:p>
      <text:p text:style-name="Preformatted_20_Text">Copy code</text:p>
      <text:p text:style-name="P2"><text:span text:style-name="Source_20_Text">sudo docker run hello-world</text:span></text:p>
      <text:p text:style-name="Text_20_body"><text:soft-page-break/>This will pull the "hello-world" image from Docker Hub and run it, confirming that Docker is set up correctly.</text:p>
      <text:p text:style-name="Horizontal_20_Line"/>
      <text:h text:style-name="Heading_20_3" text:outline-level="3"><text:span text:style-name="Strong_20_Emphasis">Step 9: (Optional) Run Docker Without </text:span><text:span text:style-name="Strong_20_Emphasis"><text:span text:style-name="Source_20_Text">sudo</text:span></text:span></text:h>
      <text:p text:style-name="Text_20_body">By default, you need to use <text:span text:style-name="Source_20_Text">sudo</text:span> with Docker commands. If you prefer to run Docker without <text:span text:style-name="Source_20_Text">sudo</text:span>, follow these steps:</text:p>
      <text:list xml:id="list3340292126" text:style-name="L2">
        <text:list-item>
          <text:p text:style-name="P12">Create the Docker group (if it doesn't already exist):</text:p>
          <text:p text:style-name="P3">bash</text:p>
          <text:p text:style-name="P3">Copy code</text:p>
          <text:p text:style-name="P4"><text:span text:style-name="Source_20_Text">sudo groupadd docker</text:span></text:p>
        </text:list-item>
        <text:list-item>
          <text:p text:style-name="P12">Add your user to the Docker group:</text:p>
          <text:p text:style-name="P3">bash</text:p>
          <text:p text:style-name="P3">Copy code</text:p>
          <text:p text:style-name="P4"><text:span text:style-name="Source_20_Text">sudo usermod -aG docker $USER</text:span></text:p>
        </text:list-item>
        <text:list-item>
          <text:p text:style-name="P12">Log out and log back in, or you can use the following command to apply the group changes immediately:</text:p>
          <text:p text:style-name="P3">bash</text:p>
          <text:p text:style-name="P3">Copy code</text:p>
          <text:p text:style-name="P4"><text:span text:style-name="Source_20_Text">newgrp docker</text:span></text:p>
        </text:list-item>
        <text:list-item>
          <text:p text:style-name="P12">Verify by running Docker without <text:span text:style-name="Source_20_Text">sudo</text:span>:</text:p>
          <text:p text:style-name="P3">bash</text:p>
          <text:p text:style-name="P3">Copy code</text:p>
          <text:p text:style-name="P4"><text:span text:style-name="Source_20_Text">docker run hello-world</text:span></text:p>
        </text:list-item>
      </text:list>
      <text:p text:style-name="Text_20_body">This should now work without needing to prepend <text:span text:style-name="Source_20_Text">sudo</text:span> to the Docker command.</text:p>
      <text:p text:style-name="Horizontal_20_Line"/>
      <text:h text:style-name="Heading_20_3" text:outline-level="3"><text:span text:style-name="Strong_20_Emphasis">Step 10: (Optional) Install Docker Compose</text:span></text:h>
      <text:p text:style-name="Text_20_body">If you plan to use <text:span text:style-name="Strong_20_Emphasis">Docker Compose</text:span> (to manage multi-container Docker applications), you can install it by following these steps:</text:p>
      <text:list xml:id="list1462693401" text:style-name="L3">
        <text:list-item>
          <text:p text:style-name="P13"><text:span text:style-name="Strong_20_Emphasis">Download the Latest Version of Docker Compose:</text:span> First, check the <text:a xlink:type="simple" xlink:href="https://github.com/docker/compose/releases" office:target-frame-name="_new" xlink:show="replace" text:style-name="Internet_20_link" text:visited-style-name="Visited_20_Internet_20_Link">Docker Compose GitHub page</text:a> for the latest version, then run:</text:p>
          <text:p text:style-name="P5">bash</text:p>
          <text:p text:style-name="P5">Copy code</text:p>
          <text:p text:style-name="P6"><text:span text:style-name="Source_20_Text">sudo curl -L "https://github.com/docker/compose/releases/download/$(curl -s https://api.github.com/repos/docker/compose/releases/latest | jq -r .tag_name)/docker-compose-$(uname -s)-$(uname -m)" -o /usr/local/bin/docker-compose</text:span></text:p>
        </text:list-item>
        <text:list-item>
          <text:p text:style-name="P13"><text:span text:style-name="Strong_20_Emphasis">Make Docker Compose Executable:</text:span></text:p>
          <text:p text:style-name="P5">bash</text:p>
          <text:p text:style-name="P5">Copy code</text:p>
          <text:p text:style-name="P6"><text:span text:style-name="Source_20_Text">sudo chmod +x /usr/local/bin/docker-compose</text:span></text:p>
        </text:list-item>
        <text:list-item>
          <text:p text:style-name="P13"><text:soft-page-break/><text:span text:style-name="Strong_20_Emphasis">Verify the Installation:</text:span></text:p>
          <text:p text:style-name="P5">bash</text:p>
          <text:p text:style-name="P5">Copy code</text:p>
          <text:p text:style-name="P6"><text:span text:style-name="Source_20_Text">docker-compose --version</text:span></text:p>
        </text:list-item>
      </text:list>
      <text:p text:style-name="Horizontal_20_Line"/>
      <text:h text:style-name="Heading_20_3" text:outline-level="3"><text:span text:style-name="Strong_20_Emphasis">Step 11: Uninstall Docker (If Needed)</text:span></text:h>
      <text:p text:style-name="Text_20_body">If you ever need to uninstall Docker, run these commands:</text:p>
      <text:list xml:id="list3880491123" text:style-name="L4">
        <text:list-item>
          <text:p text:style-name="P14"><text:span text:style-name="Strong_20_Emphasis">Remove Docker Packages:</text:span></text:p>
          <text:p text:style-name="P7">bash</text:p>
          <text:p text:style-name="P7">Copy code</text:p>
          <text:p text:style-name="P8"><text:span text:style-name="Source_20_Text">sudo apt remove docker-ce docker-ce-cli containerd.io -y</text:span></text:p>
        </text:list-item>
        <text:list-item>
          <text:p text:style-name="P14"><text:span text:style-name="Strong_20_Emphasis">Remove Docker Images, Containers, and Volumes (Optional):</text:span></text:p>
          <text:p text:style-name="P7">bash</text:p>
          <text:p text:style-name="P7">Copy code</text:p>
          <text:p text:style-name="P8"><text:span text:style-name="Source_20_Text">sudo rm -rf /var/lib/docker</text:span></text:p>
        </text:list-item>
      </text:list>
      <text:p text:style-name="Horizontal_20_Line"/>
      <text:h text:style-name="Heading_20_3" text:outline-level="3"><text:span text:style-name="Strong_20_Emphasis">Conclusion</text:span></text:h>
      <text:p text:style-name="Text_20_body">You’ve successfully installed Docker on <text:span text:style-name="Strong_20_Emphasis">Ubuntu 22.04 LTS</text:span>. You can now start creating and managing containers. Let me know if you run into any issues or have any further questions!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3T18:07:16.907402760</meta:creation-date>
    <dc:date>2025-01-03T18:07:34.108254848</dc:date>
    <meta:editing-duration>PT17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4" meta:paragraph-count="105" meta:word-count="624" meta:character-count="4104" meta:non-whitespace-character-count="3599"/>
  </office:meta>
</office:document-meta>
</file>